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6000001C3DDF3FA38.png" manifest:media-type="image/png"/>
  <manifest:file-entry manifest:full-path="Pictures/10000201000004510000009091AFF697.png" manifest:media-type="image/png"/>
  <manifest:file-entry manifest:full-path="Pictures/100002010000043E000000A501CC5615.png" manifest:media-type="image/png"/>
  <manifest:file-entry manifest:full-path="Pictures/10000201000003C2000000E457804B5E.png" manifest:media-type="image/png"/>
  <manifest:file-entry manifest:full-path="Pictures/100002010000045E0000009FD5474998.png" manifest:media-type="image/png"/>
  <manifest:file-entry manifest:full-path="Pictures/10000201000003BC000000C914EF0E51.png" manifest:media-type="image/png"/>
  <manifest:file-entry manifest:full-path="Pictures/1000020100000223000000C6EB87934C.png" manifest:media-type="image/png"/>
  <manifest:file-entry manifest:full-path="Pictures/100002010000034000000196B5C67E28.png" manifest:media-type="image/png"/>
  <manifest:file-entry manifest:full-path="Pictures/100002010000045F000000B0DF45A1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672cm" draw:z-index="0"><draw:image xlink:href="Pictures/100002010000045F000000B0DF45A17E.png" xlink:type="simple" xlink:show="embed" xlink:actuate="onLoad"/></draw:frame></text:p>
      <text:p text:style-name="Standard"><draw:frame draw:style-name="fr2" draw:name="Imagem2" text:anchor-type="paragraph" svg:width="14.474cm" svg:height="5.239cm" draw:z-index="1"><draw:image xlink:href="Pictures/1000020100000223000000C6EB87934C.png" xlink:type="simple" xlink:show="embed" xlink:actuate="onLoad"/></draw:frame></text:p>
      <text:p text:style-name="Standard"><draw:frame draw:style-name="fr1" draw:name="Imagem3" text:anchor-type="paragraph" svg:width="17cm" svg:height="3.574cm" draw:z-index="2"><draw:image xlink:href="Pictures/10000201000003BC000000C914EF0E51.png" xlink:type="simple" xlink:show="embed" xlink:actuate="onLoad"/></draw:frame></text:p>
      <text:p text:style-name="Standard"><draw:frame draw:style-name="fr1" draw:name="Imagem4" text:anchor-type="paragraph" svg:width="17cm" svg:height="2.417cm" draw:z-index="3"><draw:image xlink:href="Pictures/100002010000045E0000009FD5474998.png" xlink:type="simple" xlink:show="embed" xlink:actuate="onLoad"/></draw:frame></text:p>
      <text:p text:style-name="Standard"><draw:frame draw:style-name="fr1" draw:name="Imagem5" text:anchor-type="paragraph" svg:width="17cm" svg:height="8.296cm" draw:z-index="4"><draw:image xlink:href="Pictures/100002010000034000000196B5C67E28.png" xlink:type="simple" xlink:show="embed" xlink:actuate="onLoad"/></draw:frame></text:p>
      <text:p text:style-name="Standard"/>
      <text:p text:style-name="Standard"/>
      <text:p text:style-name="Standard"><draw:frame draw:style-name="fr1" draw:name="Imagem6" text:anchor-type="paragraph" svg:width="17cm" svg:height="2.582cm" draw:z-index="5"><draw:image xlink:href="Pictures/100002010000043E000000A501CC5615.png" xlink:type="simple" xlink:show="embed" xlink:actuate="onLoad"/></draw:frame><text:soft-page-break/></text:p>
      <text:p text:style-name="Standard"><draw:frame draw:style-name="fr1" draw:name="Imagem7" text:anchor-type="paragraph" svg:width="17cm" svg:height="4.027cm" draw:z-index="6"><draw:image xlink:href="Pictures/10000201000003C2000000E457804B5E.png" xlink:type="simple" xlink:show="embed" xlink:actuate="onLoad"/></draw:frame></text:p>
      <text:p text:style-name="Standard"><draw:frame draw:style-name="fr1" draw:name="Imagem8" text:anchor-type="paragraph" svg:width="17cm" svg:height="2.214cm" draw:z-index="7"><draw:image xlink:href="Pictures/10000201000004510000009091AFF697.png" xlink:type="simple" xlink:show="embed" xlink:actuate="onLoad"/></draw:frame></text:p>
      <text:p text:style-name="Standard"><draw:frame draw:style-name="fr1" draw:name="Imagem9" text:anchor-type="paragraph" svg:width="17cm" svg:height="7.807cm" draw:z-index="8"><draw:image xlink:href="Pictures/10000201000003D6000001C3DDF3FA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39:04.468000000</meta:creation-date>
    <dc:date>2018-04-03T15:40:31.894000000</dc:date>
    <meta:editing-duration>P0D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